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27cm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1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0" style:family="graphic" style:parent-style-name="standard">
      <style:graphic-properties svg:stroke-color="#000000" draw:fill="none" draw:textarea-vertical-align="middle" draw:auto-grow-height="false" fo:min-height="1.256cm" fo:min-width="0cm"/>
    </style:style>
    <style:style style:name="gr41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style:text-position="-33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9.223cm" svg:y="2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6.352cm" svg:y="2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9.223cm" svg:y="8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6.499cm" svg:y="8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3.777cm 7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9.223cm" svg:y1="3.24cm" svg:x2="6.767cm" svg:y2="4.823cm" draw:start-shape="id1" draw:start-glue-point="3" draw:end-shape="id2" draw:end-glue-point="4" svg:d="M9223 3240h-2456v1583" svg:viewBox="0 0 2457 1584">
          <text:p/>
        </draw:connector>
        <draw:connector draw:style-name="gr4" draw:text-style-name="P1" draw:layer="layout" svg:x1="6.767cm" svg:y1="7.56cm" svg:x2="9.223cm" svg:y2="9.031cm" draw:start-shape="id2" draw:start-glue-point="8" draw:end-shape="id3" draw:end-glue-point="3" svg:d="M6767 7560v1471h2456" svg:viewBox="0 0 2457 1472">
          <text:p/>
        </draw:connector>
        <draw:connector draw:style-name="gr4" draw:text-style-name="P1" draw:layer="layout" draw:line-skew="0.688cm" svg:x1="20.819cm" svg:y1="13.234cm" svg:x2="14.174cm" svg:y2="14.031cm" draw:start-shape="id4" draw:start-glue-point="2" draw:end-shape="id5" draw:end-glue-point="6" svg:d="M20819 13234v1987h-6645v-1190" svg:viewBox="0 0 6646 1988">
          <text:p/>
        </draw:connector>
        <draw:connector draw:style-name="gr4" draw:text-style-name="P1" draw:layer="layout" svg:x1="11.709cm" svg:y1="9.031cm" svg:x2="16.499cm" svg:y2="9.031cm" draw:start-shape="id3" draw:start-glue-point="1" draw:end-shape="id6" draw:end-glue-point="3" svg:d="M11709 9031h4790" svg:viewBox="0 0 4791 1">
          <text:p/>
        </draw:connector>
        <draw:connector draw:style-name="gr4" draw:text-style-name="P1" draw:layer="layout" svg:x1="14.186cm" svg:y1="7.309cm" svg:x2="16.499cm" svg:y2="9.031cm" draw:start-shape="id7" draw:start-glue-point="3" draw:end-shape="id6" draw:end-glue-point="3" svg:d="M14186 7309v1722h2313" svg:viewBox="0 0 2314 1723">
          <text:p/>
        </draw:connector>
        <draw:connector draw:style-name="gr4" draw:text-style-name="P1" draw:layer="layout" svg:x1="16.352cm" svg:y1="3.24cm" svg:x2="14.186cm" svg:y2="4.822cm" draw:start-shape="id8" draw:start-glue-point="3" draw:end-shape="id7" draw:end-glue-point="1" svg:d="M16352 3240h-2166v1582" svg:viewBox="0 0 2167 1583">
          <text:p/>
        </draw:connector>
        <draw:custom-shape draw:style-name="gr5" draw:text-style-name="P2" xml:id="id2" draw:id="id2" draw:layer="layout" svg:width="2.735cm" svg:height="2.737cm" svg:x="5.399cm" svg:y="4.8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21.84cm" svg:y="6.795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7" draw:text-style-name="P1" draw:layer="layout" svg:width="3.198cm" svg:height="3.821cm" svg:x="19.321cm" svg:y="4.2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20.918cm" svg:y1="5.322cm" svg:x2="20.918cm" svg:y2="7.201cm">
            <text:p/>
          </draw:line>
        </draw:g>
        <draw:custom-shape draw:style-name="gr9" draw:text-style-name="P2" xml:id="id5" draw:id="id5" draw:layer="layout" svg:width="3.197cm" svg:height="3.822cm" svg:x="12.575cm" svg:y="10.2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4.591cm" svg:y="13.532cm">
          <draw:text-box>
            <text:p><text:span text:style-name="T3">V</text:span><text:span text:style-name="T4">d</text:span><text:span text:style-name="T3"> </text:span><text:span text:style-name="T3">= </text:span><text:span text:style-name="T3">K</text:span><text:span text:style-name="T4">d</text:span><text:span text:style-name="T3"> </text:span><text:span text:style-name="T3">I</text:span><text:span text:style-name="T4">d</text:span><text:span text:style-name="T1"> </text:span></text:p>
          </draw:text-box>
        </draw:frame>
        <draw:connector draw:style-name="gr4" draw:text-style-name="P5" draw:layer="layout" svg:x1="11.709cm" svg:y1="9.031cm" svg:x2="14.174cm" svg:y2="10.209cm" draw:start-shape="id3" draw:start-glue-point="1" draw:end-shape="id5" draw:end-glue-point="4" svg:d="M11709 9031h2465v1178" svg:viewBox="0 0 2466 1179">
          <text:p/>
        </draw:connector>
        <draw:connector draw:style-name="gr4" draw:text-style-name="P5" draw:layer="layout" svg:x1="11.709cm" svg:y1="3.24cm" svg:x2="14.186cm" svg:y2="4.822cm" draw:start-shape="id1" draw:start-glue-point="1" draw:end-shape="id7" draw:end-glue-point="1" svg:d="M11709 3240h2477v1582" svg:viewBox="0 0 2478 1583">
          <text:p/>
        </draw:connector>
        <draw:connector draw:style-name="gr4" draw:text-style-name="P5" draw:layer="layout" draw:line-skew="1.09cm" svg:x1="18.986cm" svg:y1="9.031cm" svg:x2="20.672cm" svg:y2="9.075cm" draw:start-shape="id6" draw:start-glue-point="1" draw:end-shape="id9" draw:end-glue-point="6" svg:d="M18986 9031h1933v44h-247" svg:viewBox="0 0 1934 45">
          <text:p/>
        </draw:connector>
        <draw:connector draw:style-name="gr4" draw:text-style-name="P5" draw:layer="layout" svg:x1="18.838cm" svg:y1="3.24cm" svg:x2="20.92cm" svg:y2="4.212cm" draw:start-shape="id8" draw:start-glue-point="1" draw:end-shape="id10" draw:end-glue-point="0" svg:d="M18838 3240h2082v972" svg:viewBox="0 0 2083 973">
          <text:p/>
        </draw:connector>
        <draw:connector draw:style-name="gr4" draw:text-style-name="P5" draw:layer="layout" draw:line-skew="-0.251cm" svg:x1="20.92cm" svg:y1="8.033cm" svg:x2="20.819cm" svg:y2="10.669cm" draw:start-shape="id10" draw:start-glue-point="2" draw:end-shape="id4" draw:end-glue-point="0" svg:d="M20920 8033v1042h-101v1594" svg:viewBox="0 0 102 2637">
          <text:p/>
        </draw:connector>
        <draw:custom-shape draw:style-name="gr3" draw:text-style-name="P1" xml:id="id11" draw:id="id11" draw:layer="layout" svg:width="2.487cm" svg:height="0.818cm" svg:x="9.221cm" svg:y="14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488cm" svg:height="0.818cm" draw:transform="rotate (1.5707963267949) translate (6.35cm 13.2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1.708cm" svg:y1="15.119cm" svg:x2="14.174cm" svg:y2="14.031cm" draw:start-shape="id11" draw:start-glue-point="1" draw:end-shape="id5" draw:end-glue-point="6" svg:d="M11708 15119h2466v-1088" svg:viewBox="0 0 2467 1089">
          <text:p/>
        </draw:connector>
        <draw:connector draw:style-name="gr4" draw:text-style-name="P5" draw:layer="layout" svg:x1="6.759cm" svg:y1="10.761cm" svg:x2="9.223cm" svg:y2="9.031cm" draw:start-shape="id12" draw:start-glue-point="1" draw:end-shape="id3" draw:end-glue-point="3" svg:d="M6759 10761v-1730h2464" svg:viewBox="0 0 2465 1731">
          <text:p/>
        </draw:connector>
        <draw:connector draw:style-name="gr4" draw:text-style-name="P5" draw:layer="layout" svg:x1="6.759cm" svg:y1="13.249cm" svg:x2="9.221cm" svg:y2="15.119cm" draw:start-shape="id12" draw:start-glue-point="3" draw:end-shape="id11" draw:end-glue-point="3" svg:d="M6759 13249v1870h2462" svg:viewBox="0 0 2463 1871">
          <text:p/>
        </draw:connector>
        <draw:frame draw:style-name="gr12" draw:text-style-name="P3" draw:layer="layout" svg:width="1.177cm" svg:height="1.654cm" svg:x="22.671cm" svg:y="11.279cm">
          <draw:text-box>
            <text:p><text:span text:style-name="T1">I</text:span><text:span text:style-name="T2">c</text:span></text:p>
          </draw:text-box>
        </draw:frame>
        <draw:frame draw:style-name="gr13" draw:text-style-name="P6" draw:layer="layout" svg:width="1.723cm" svg:height="1.653cm" svg:x="9.769cm" svg:y="3.65cm">
          <draw:text-box>
            <text:p><text:span text:style-name="T5">R</text:span><text:span text:style-name="T6">1</text:span></text:p>
          </draw:text-box>
        </draw:frame>
        <draw:frame draw:style-name="gr14" draw:text-style-name="P6" draw:layer="layout" svg:width="1.725cm" svg:height="1.656cm" svg:x="9.983cm" svg:y="15.528cm">
          <draw:text-box>
            <text:p><text:span text:style-name="T5">R</text:span><text:span text:style-name="T6">7</text:span></text:p>
          </draw:text-box>
        </draw:frame>
        <draw:frame draw:style-name="gr15" draw:text-style-name="P6" draw:layer="layout" svg:width="1.727cm" svg:height="1.654cm" svg:x="16.966cm" svg:y="9.44cm">
          <draw:text-box>
            <text:p><text:span text:style-name="T5">R</text:span><text:span text:style-name="T6">5</text:span></text:p>
          </draw:text-box>
        </draw:frame>
        <draw:frame draw:style-name="gr16" draw:text-style-name="P6" draw:layer="layout" svg:width="1.725cm" svg:height="1.654cm" svg:x="9.663cm" svg:y="9.44cm">
          <draw:text-box>
            <text:p><text:span text:style-name="T5">R</text:span><text:span text:style-name="T6">4</text:span></text:p>
          </draw:text-box>
        </draw:frame>
        <draw:frame draw:style-name="gr17" draw:text-style-name="P6" draw:layer="layout" svg:width="1.726cm" svg:height="1.302cm" svg:x="14.711cm" svg:y="5.414cm">
          <draw:text-box>
            <text:p><text:span text:style-name="T5">R</text:span><text:span text:style-name="T6">3</text:span></text:p>
          </draw:text-box>
        </draw:frame>
        <draw:frame draw:style-name="gr18" draw:text-style-name="P6" draw:layer="layout" svg:width="1.726cm" svg:height="1.653cm" svg:x="16.825cm" svg:y="3.65cm">
          <draw:text-box>
            <text:p><text:span text:style-name="T5">R</text:span><text:span text:style-name="T6">2</text:span></text:p>
          </draw:text-box>
        </draw:frame>
        <draw:frame draw:style-name="gr19" draw:text-style-name="P6" draw:layer="layout" svg:width="1.317cm" svg:height="1.309cm" svg:x="5.033cm" svg:y="11.685cm">
          <draw:text-box>
            <text:p><text:span text:style-name="T5">R</text:span><text:span text:style-name="T6">6</text:span></text:p>
          </draw:text-box>
        </draw:frame>
        <draw:custom-shape draw:style-name="gr20" draw:text-style-name="P5" draw:layer="layout" svg:width="0.348cm" svg:height="0.383cm" svg:x="13.986cm" svg:y="8.8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9" draw:id="id9" draw:layer="layout" svg:width="0.346cm" svg:height="0.382cm" svg:x="20.672cm" svg:y="8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348cm" svg:height="0.383cm" svg:x="13.987cm" svg:y="14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348cm" svg:height="0.384cm" svg:x="13.987cm" svg:y="3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0.346cm" svg:height="0.382cm" svg:x="6.563cm" svg:y="8.8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267cm" svg:height="2.628cm" svg:x="12.51cm" svg:y="4.822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4" draw:text-style-name="P7" draw:layer="layout" svg:x1="7.716cm" svg:y1="10.762cm" svg:x2="7.716cm" svg:y2="13.565cm">
          <text:p/>
        </draw:line>
        <draw:frame draw:style-name="gr25" draw:text-style-name="P8" draw:layer="layout" svg:width="1.235cm" svg:height="1.377cm" svg:x="7.935cm" svg:y="11.5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6" draw:text-style-name="P7" draw:layer="layout" svg:x1="20.82cm" svg:y1="10.669cm" svg:x2="20.82cm" svg:y2="11.522cm">
            <text:p/>
          </draw:line>
          <draw:line draw:style-name="gr26" draw:text-style-name="P7" draw:layer="layout" svg:x1="19.69cm" svg:y1="11.528cm" svg:x2="21.947cm" svg:y2="11.528cm">
            <text:p/>
          </draw:line>
          <draw:line draw:style-name="gr26" draw:text-style-name="P7" draw:layer="layout" svg:x1="19.691cm" svg:y1="12.385cm" svg:x2="21.948cm" svg:y2="12.385cm">
            <text:p/>
          </draw:line>
          <draw:line draw:style-name="gr26" draw:text-style-name="P7" draw:layer="layout" svg:x1="20.82cm" svg:y1="12.381cm" svg:x2="20.82cm" svg:y2="13.234cm">
            <text:p/>
          </draw:line>
        </draw:g>
        <draw:line draw:style-name="gr24" draw:text-style-name="P7" draw:layer="layout" svg:x1="22.46cm" svg:y1="10.591cm" svg:x2="22.46cm" svg:y2="13.394cm">
          <text:p/>
        </draw:line>
        <draw:frame draw:style-name="gr27" draw:text-style-name="P6" draw:layer="layout" svg:width="1.723cm" svg:height="1.656cm" svg:x="19.692cm" svg:y="12.385cm">
          <draw:text-box>
            <text:p><text:span text:style-name="T5">C</text:span></text:p>
          </draw:text-box>
        </draw:frame>
        <draw:g xml:id="id14" draw:id="id14">
          <draw:line draw:style-name="gr28" draw:text-style-name="P7" draw:layer="layout" svg:x1="5.584cm" svg:y1="9.985cm" svg:x2="3.764cm" svg:y2="10.003cm">
            <text:p/>
          </draw:line>
          <draw:line draw:style-name="gr28" draw:text-style-name="P7" draw:layer="layout" svg:x1="5.586cm" svg:y1="9.976cm" svg:x2="3.766cm" svg:y2="9.994cm">
            <text:p/>
          </draw:line>
          <draw:line draw:style-name="gr28" draw:text-style-name="P7" draw:layer="layout" svg:x1="4.262cm" svg:y1="10.386cm" svg:x2="5.166cm" svg:y2="10.386cm">
            <text:p/>
          </draw:line>
          <draw:line draw:style-name="gr28" draw:text-style-name="P7" draw:layer="layout" svg:x1="4.505cm" svg:y1="10.729cm" svg:x2="4.94cm" svg:y2="10.729cm">
            <text:p/>
          </draw:line>
          <draw:line draw:style-name="gr28" draw:text-style-name="P7" draw:layer="layout" svg:x1="4.699cm" svg:y1="9.96cm" svg:x2="4.706cm" svg:y2="9.075cm">
            <text:p/>
          </draw:line>
        </draw:g>
        <draw:connector draw:style-name="gr29" draw:text-style-name="P5" draw:layer="layout" draw:line-skew="1.485cm 0.692cm" svg:x1="6.563cm" svg:y1="9.075cm" svg:x2="4.675cm" svg:y2="9.075cm" draw:start-shape="id13" draw:start-glue-point="6" draw:end-shape="id14" draw:end-glue-point="0" svg:d="M6563 9075h-1864-24" svg:viewBox="0 0 1889 1">
          <text:p/>
        </draw:connector>
        <draw:frame draw:style-name="gr30" draw:text-style-name="P6" draw:layer="layout" svg:width="1.618cm" svg:height="1.076cm" svg:x="6.314cm" svg:y="2.164cm">
          <draw:text-box>
            <text:p><text:span text:style-name="T5">1</text:span></text:p>
          </draw:text-box>
        </draw:frame>
        <draw:frame draw:style-name="gr31" draw:text-style-name="P6" draw:layer="layout" svg:width="1.781cm" svg:height="1.032cm" svg:x="13.623cm" svg:y="2.208cm">
          <draw:text-box>
            <text:p><text:span text:style-name="T5">2</text:span></text:p>
          </draw:text-box>
        </draw:frame>
        <draw:frame draw:style-name="gr32" draw:text-style-name="P6" draw:layer="layout" svg:width="1.776cm" svg:height="1.15cm" svg:x="20.657cm" svg:y="2.251cm">
          <draw:text-box>
            <text:p><text:span text:style-name="T5">3</text:span></text:p>
          </draw:text-box>
        </draw:frame>
        <draw:frame draw:style-name="gr33" draw:text-style-name="P6" draw:layer="layout" svg:width="1.358cm" svg:height="1.427cm" svg:x="14.174cm" svg:y="8.061cm">
          <draw:text-box>
            <text:p><text:span text:style-name="T5">5</text:span></text:p>
          </draw:text-box>
        </draw:frame>
        <draw:frame draw:style-name="gr34" draw:text-style-name="P6" draw:layer="layout" svg:width="1.358cm" svg:height="1.43cm" svg:x="6.314cm" svg:y="15.178cm">
          <draw:text-box>
            <text:p><text:span text:style-name="T5">7</text:span></text:p>
          </draw:text-box>
        </draw:frame>
        <draw:frame draw:style-name="gr34" draw:text-style-name="P6" draw:layer="layout" svg:width="1.358cm" svg:height="1.43cm" svg:x="13.599cm" svg:y="15.426cm">
          <draw:text-box>
            <text:p><text:span text:style-name="T5">8</text:span></text:p>
          </draw:text-box>
        </draw:frame>
        <draw:frame draw:style-name="gr35" draw:text-style-name="P6" draw:layer="layout" svg:width="1.358cm" svg:height="1.069cm" svg:x="20.919cm" svg:y="8.61cm">
          <draw:text-box>
            <text:p><text:span text:style-name="T5">6</text:span></text:p>
          </draw:text-box>
        </draw:frame>
        <draw:frame draw:style-name="gr36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6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7" draw:text-style-name="P11" draw:layer="layout" svg:width="1.548cm" svg:height="1.154cm" svg:x="22.519cm" svg:y="5.7cm">
          <draw:text-box>
            <text:p>G<text:span text:style-name="T8">1</text:span></text:p>
          </draw:text-box>
        </draw:frame>
        <draw:frame draw:style-name="gr37" draw:text-style-name="P11" draw:layer="layout" svg:width="1.813cm" svg:height="1.154cm" svg:x="15.313cm" svg:y="12.321cm">
          <draw:text-box>
            <text:p>H<text:span text:style-name="T8">1</text:span></text:p>
          </draw:text-box>
        </draw:frame>
        <draw:frame draw:style-name="gr38" draw:text-style-name="P11" draw:layer="layout" svg:width="1.459cm" svg:height="1.251cm" svg:x="4.307cm" svg:y="4.992cm">
          <draw:text-box>
            <text:p>V<text:span text:style-name="T9">a</text:span></text:p>
          </draw:text-box>
        </draw:frame>
        <draw:frame draw:style-name="gr34" draw:text-style-name="P6" draw:layer="layout" svg:width="1.358cm" svg:height="1.43cm" svg:x="5.799cm" svg:y="8.026cm">
          <draw:text-box>
            <text:p><text:span text:style-name="T5">0</text:span></text:p>
          </draw:text-box>
        </draw:frame>
        <draw:frame draw:style-name="gr39" draw:text-style-name="P5" draw:layer="layout" svg:width="0.429cm" svg:height="0.47cm" svg:x="11.846cm" svg:y="9.0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5" draw:layer="layout" svg:width="6.104cm" svg:height="0.542cm" svg:x="0.358cm" svg:y="3.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9" draw:text-style-name="P5" draw:layer="layout" svg:width="1.277cm" svg:height="0.513cm" svg:x="0.499cm" svg:y="4.8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40" draw:text-style-name="P7" draw:layer="layout" svg:width="0.229cm" svg:height="1.588cm" svg:x="1.815cm" svg:y="4.2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9" draw:text-style-name="P5" draw:layer="layout" svg:width="1.621cm" svg:height="0.47cm" svg:x="2.115cm" svg:y="4.3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9" draw:text-style-name="P5" draw:layer="layout" svg:width="1.604cm" svg:height="0.47cm" svg:x="2.129cm" svg:y="5.2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41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E</text:span><text:span text:style-name="MT3">C/Inst</text:span><text:span text:style-name="MT3">ituto </text:span><text:span text:style-name="MT3">Supe</text:span><text:span text:style-name="MT3">rior </text:span><text:span text:style-name="MT3">Técni</text:span><text:span text:style-name="MT3">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i</text:span><text:span text:style-name="MT5">c</text:span><text:span text:style-name="MT5">k </text:span><text:span text:style-name="MT5">t</text:span><text:span text:style-name="MT5">o </text:span><text:span text:style-name="MT5">e</text:span><text:span text:style-name="MT5">d</text:span><text:span text:style-name="MT5">it </text:span><text:span text:style-name="MT5">M</text:span><text:span text:style-name="MT5">a</text:span><text:span text:style-name="MT5">s</text:span><text:span text:style-name="MT5">t</text:span><text:span text:style-name="MT5">e</text:span><text:span text:style-name="MT5">r </text:span><text:span text:style-name="MT5">ti</text:span><text:span text:style-name="MT5">tl</text:span><text:span text:style-name="MT5">e </text:span><text:span text:style-name="MT5">s</text:span><text:span text:style-name="MT5">t</text:span><text:span text:style-name="MT5">y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5">05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</text:span><text:span text:style-name="MT3">E: </text:span><text:span text:style-name="MT3">DEE</text:span><text:span text:style-name="MT3">C/Inst</text:span><text:span text:style-name="MT3">ituto </text:span><text:span text:style-name="MT3">Supe</text:span><text:span text:style-name="MT3">rior </text:span><text:span text:style-name="MT3">Técni</text:span><text:span text:style-name="MT3">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7</meta:editing-cycles>
    <meta:creation-date>2014-07-21T10:31:21</meta:creation-date>
    <dc:date>2021-04-05T09:41:00.835809023</dc:date>
    <meta:editing-duration>P1DT10H37M38S</meta:editing-duration>
    <meta:generator>LibreOffice/6.4.6.2$Linux_X86_64 LibreOffice_project/40$Build-2</meta:generator>
    <meta:document-statistic meta:object-count="11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2/content.xml><?xml version="1.0" encoding="utf-8"?>
<math xmlns="http://www.w3.org/1998/Math/MathML" display="block">
  <semantics>
    <mrow>
      <msub>
        <mi>v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s</mi>
        </msub>
      </mrow>
      <mn>.</mn>
      <mi>u</mi>
      <mrow>
        <mrow>
          <mo fence="true" stretchy="false">(</mo>
          <mrow>
            <mrow>
              <mo stretchy="false">−</mo>
              <mi>t</mi>
            </mrow>
          </mrow>
          <mo fence="true" stretchy="false">)</mo>
        </mrow>
        <mo stretchy="false">+</mo>
        <mi>sin</mi>
      </mrow>
      <mrow>
        <mo fence="true" stretchy="false">(</mo>
        <mrow>
          <mrow>
            <mn>2</mn>
            <mi>π</mi>
            <mi>f</mi>
            <mi>t</mi>
          </mrow>
        </mrow>
        <mo fence="true" stretchy="false">)</mo>
      </mrow>
      <mn>.</mn>
      <mi>u</mi>
      <mrow>
        <mo fence="true" stretchy="false">(</mo>
        <mrow>
          <mi>t</mi>
        </mrow>
        <mo fence="true" stretchy="false">)</mo>
      </mrow>
    </mrow>
    <annotation encoding="StarMath 5.0">v_s( t ) = V_s . u( -t ) +sin( 2 %pi f t ) . u( t )  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stretchy="false">(</mo>
          <mrow>
            <mi>t</mi>
          </mrow>
          <mo fence="true" stretchy="false">)</mo>
        </mrow>
        <mo stretchy="false">=</mo>
        <mrow/>
      </mrow>
    </mrow>
    <annotation encoding="StarMath 5.0">u(t) ={  }</annotation>
  </semantics>
</math>
</file>

<file path=Object 4/content.xml><?xml version="1.0" encoding="utf-8"?>
<math xmlns="http://www.w3.org/1998/Math/MathML" display="block">
  <semantics>
    <mrow>
      <mn>0</mn>
      <mi>,</mi>
      <mrow/>
      <mrow/>
      <mrow>
        <mi>t</mi>
        <mo stretchy="false">&lt;</mo>
        <mn>0</mn>
      </mrow>
      <mi>s</mi>
    </mrow>
    <annotation encoding="StarMath 5.0">0, nospace {} nospace {}  t&lt;0s</annotation>
  </semantics>
</math>
</file>

<file path=Object 5/content.xml><?xml version="1.0" encoding="utf-8"?>
<math xmlns="http://www.w3.org/1998/Math/MathML" display="block">
  <semantics>
    <mrow>
      <mn>1</mn>
      <mi>,</mi>
      <mrow/>
      <mrow/>
      <mrow>
        <mi>t</mi>
        <mo stretchy="false">&gt;</mo>
        <mn>0</mn>
      </mrow>
      <mi>s</mi>
    </mrow>
    <annotation encoding="StarMath 5.0">1, nospace {} nospace {} t&gt;0s</annotation>
  </semantics>
</math>
</file>